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9.424cm" table:align="left"/>
    </style:style>
    <style:style style:name="Tabelle1.A" style:family="table-column">
      <style:table-column-properties style:column-width="3.45cm"/>
    </style:style>
    <style:style style:name="Tabelle1.B" style:family="table-column">
      <style:table-column-properties style:column-width="1.016cm"/>
    </style:style>
    <style:style style:name="Tabelle1.C" style:family="table-column">
      <style:table-column-properties style:column-width="4.958cm"/>
    </style:style>
    <style:style style:name="Tabelle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? <text:span text:style-name="Strong_20_Emphasis">Documento 2 — What DomusVibes Does (Versione Riscritta)</text:span></text:h>
      <text:p text:style-name="Text_20_body">what_dvc_does</text:p>
      <text:h text:style-name="Heading_20_3" text:outline-level="3">⭐ Cos’è veramente DomusVibes?</text:h>
      <text:list xml:id="list4016594079557571769" text:style-name="L1">
        <text:list-item>
          <text:p text:style-name="P1">Non è smart home</text:p>
        </text:list-item>
        <text:list-item>
          <text:p text:style-name="P1">Non controlla device IoT</text:p>
        </text:list-item>
        <text:list-item>
          <text:p text:style-name="P1">Non gestisce lampadine, temperatura, sensori</text:p>
        </text:list-item>
        <text:list-item>
          <text:p text:style-name="P1"><text:span text:style-name="Strong_20_Emphasis">È una piattaforma sociale e di benessere per case condivise</text:span></text:p>
        </text:list-item>
      </text:list>
      <text:p text:style-name="Text_20_body">? Misura la <text:span text:style-name="Emphasis">vita domestica</text:span>, il mood collettivo e le dinamiche tra coinquilini.</text:p>
      <text:p text:style-name="Horizontal_20_Line"/>
      <text:h text:style-name="Heading_20_1" text:outline-level="1">❤️ L’idea originale</text:h>
      <text:p text:style-name="Text_20_body">DomusVibes serve per:</text:p>
      <text:list xml:id="list5614941966205417545" text:style-name="L2">
        <text:list-item>
          <text:p text:style-name="P2">case condivise</text:p>
        </text:list-item>
        <text:list-item>
          <text:p text:style-name="P2">monitorare lo “stato della casa”</text:p>
        </text:list-item>
        <text:list-item>
          <text:p text:style-name="P2">tracciare attività e responsabilità</text:p>
        </text:list-item>
        <text:list-item>
          <text:p text:style-name="P2">visualizzare un indice HomePulse</text:p>
        </text:list-item>
        <text:list-item>
          <text:p text:style-name="P2">far comunicare i membri</text:p>
        </text:list-item>
      </text:list>
      <text:p text:style-name="Text_20_body">? Il cuore è l’indice <text:span text:style-name="Strong_20_Emphasis">HomePulse = quanto è in salute la casa?</text:span></text:p>
      <text:p text:style-name="Horizontal_20_Line"/>
      <text:h text:style-name="Heading_20_1" text:outline-level="1">✔ Cosa possono fare gli utenti</text:h>
      <text:list xml:id="list5916247939770768189" text:style-name="L3">
        <text:list-item>
          <text:p text:style-name="P3">Creare una casa</text:p>
        </text:list-item>
        <text:list-item>
          <text:p text:style-name="P3">Aggiungersi a case esistenti</text:p>
        </text:list-item>
        <text:list-item>
          <text:p text:style-name="P3">Aggiornare stato personale</text:p>
        </text:list-item>
        <text:list-item>
          <text:p text:style-name="P3">Registrare attività domestiche</text:p>
        </text:list-item>
        <text:list-item>
          <text:p text:style-name="P3">Osservare statistiche</text:p>
        </text:list-item>
        <text:list-item>
          <text:p text:style-name="P3">Consultare timeline eventi</text:p>
        </text:list-item>
        <text:list-item>
          <text:p text:style-name="P3">Comunicare tramite commenti rapidi</text:p>
        </text:list-item>
      </text:list>
      <text:p text:style-name="Horizontal_20_Line"/>
      <text:h text:style-name="Heading_20_1" text:outline-level="1"><text:soft-page-break/>? Come funziona HomePulse?</text:h>
      <text:p text:style-name="Text_20_body">Tabella pesi identica a quella originale: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header-rows>
          <table:table-row>
            <table:table-cell table:style-name="Tabelle1.A1" office:value-type="string">
              <text:p text:style-name="Table_20_Heading">Categoria</text:p>
            </table:table-cell>
            <table:table-cell table:style-name="Tabelle1.A1" office:value-type="string">
              <text:p text:style-name="Table_20_Heading">Peso</text:p>
            </table:table-cell>
            <table:table-cell table:style-name="Tabelle1.A1" office:value-type="string">
              <text:p text:style-name="Table_20_Heading">Effetto</text:p>
            </table:table-cell>
          </table:table-row>
        </table:table-header-rows>
        <table:table-row>
          <table:table-cell table:style-name="Tabelle1.A1" office:value-type="string">
            <text:p text:style-name="Table_20_Contents">Umore membri</text:p>
          </table:table-cell>
          <table:table-cell table:style-name="Tabelle1.A1" office:value-type="string">
            <text:p text:style-name="Table_20_Contents">30%</text:p>
          </table:table-cell>
          <table:table-cell table:style-name="Tabelle1.A1" office:value-type="string">
            <text:p text:style-name="Table_20_Contents">media complessiva</text:p>
          </table:table-cell>
        </table:table-row>
        <table:table-row>
          <table:table-cell table:style-name="Tabelle1.A1" office:value-type="string">
            <text:p text:style-name="Table_20_Contents">Energia membri</text:p>
          </table:table-cell>
          <table:table-cell table:style-name="Tabelle1.A1" office:value-type="string">
            <text:p text:style-name="Table_20_Contents">20%</text:p>
          </table:table-cell>
          <table:table-cell table:style-name="Tabelle1.A1" office:value-type="string">
            <text:p text:style-name="Table_20_Contents">energia bassa = -10</text:p>
          </table:table-cell>
        </table:table-row>
        <table:table-row>
          <table:table-cell table:style-name="Tabelle1.A1" office:value-type="string">
            <text:p text:style-name="Table_20_Contents">Attività completate</text:p>
          </table:table-cell>
          <table:table-cell table:style-name="Tabelle1.A1" office:value-type="string">
            <text:p text:style-name="Table_20_Contents">25%</text:p>
          </table:table-cell>
          <table:table-cell table:style-name="Tabelle1.A1" office:value-type="string">
            <text:p text:style-name="Table_20_Contents">pulizia +5</text:p>
          </table:table-cell>
        </table:table-row>
        <table:table-row>
          <table:table-cell table:style-name="Tabelle1.A1" office:value-type="string">
            <text:p text:style-name="Table_20_Contents">Attività mancate</text:p>
          </table:table-cell>
          <table:table-cell table:style-name="Tabelle1.A1" office:value-type="string">
            <text:p text:style-name="Table_20_Contents">15%</text:p>
          </table:table-cell>
          <table:table-cell table:style-name="Tabelle1.A1" office:value-type="string">
            <text:p text:style-name="Table_20_Contents">immondizia non svuotata -7</text:p>
          </table:table-cell>
        </table:table-row>
        <table:table-row>
          <table:table-cell table:style-name="Tabelle1.A1" office:value-type="string">
            <text:p text:style-name="Table_20_Contents">Comunicazione</text:p>
          </table:table-cell>
          <table:table-cell table:style-name="Tabelle1.A1" office:value-type="string">
            <text:p text:style-name="Table_20_Contents">10%</text:p>
          </table:table-cell>
          <table:table-cell table:style-name="Tabelle1.A1" office:value-type="string">
            <text:p text:style-name="Table_20_Contents">feedback positivi</text:p>
          </table:table-cell>
        </table:table-row>
      </table:table>
      <text:p text:style-name="Text_20_body">Risultato: <text:span text:style-name="Strong_20_Emphasis">un valore tra 0 e 100</text:span> rappresentato come un grafico a battito cardiaco.</text:p>
      <text:p text:style-name="Horizontal_20_Line"/>
      <text:h text:style-name="Heading_20_1" text:outline-level="1">? Architettura (versione corretta)</text:h>
      <text:p text:style-name="Text_20_body">Backend:</text:p>
      <text:list xml:id="list2454319592901940014" text:style-name="L4">
        <text:list-item>
          <text:p text:style-name="P4">.NET 8</text:p>
        </text:list-item>
        <text:list-item>
          <text:p text:style-name="P4">CQRS</text:p>
        </text:list-item>
        <text:list-item>
          <text:p text:style-name="P4">EF Core + PostgreSQL</text:p>
        </text:list-item>
        <text:list-item>
          <text:p text:style-name="P4">SignalR</text:p>
        </text:list-item>
        <text:list-item>
          <text:p text:style-name="P4">DDD Light</text:p>
        </text:list-item>
      </text:list>
      <text:p text:style-name="Text_20_body">Frontend:</text:p>
      <text:list xml:id="list2663615582587053353" text:style-name="L5">
        <text:list-item>
          <text:p text:style-name="P5">Angular</text:p>
        </text:list-item>
        <text:list-item>
          <text:p text:style-name="P5">Chart.js</text:p>
        </text:list-item>
        <text:list-item>
          <text:p text:style-name="P5">SignalR client</text:p>
        </text:list-item>
      </text:list>
      <text:p text:style-name="Horizontal_20_Line"/>
      <text:h text:style-name="Heading_20_1" text:outline-level="1">? Modello dati</text:h>
      <text:p text:style-name="Text_20_body">Uguale all’originale, solo aggiornato nel naming:</text:p>
      <text:list xml:id="list4074215335064540307" text:style-name="L6">
        <text:list-item>
          <text:p text:style-name="P6">User</text:p>
        </text:list-item>
        <text:list-item>
          <text:p text:style-name="P6">Home</text:p>
        </text:list-item>
        <text:list-item>
          <text:p text:style-name="P6">HomeMember</text:p>
        </text:list-item>
        <text:list-item>
          <text:p text:style-name="P6">DailyStatus</text:p>
        </text:list-item>
        <text:list-item>
          <text:p text:style-name="P6">ActivityEvent</text:p>
        </text:list-item>
        <text:list-item>
          <text:p text:style-name="P6">HomePulse</text:p>
        </text:list-item>
      </text:list>
      <text:p text:style-name="Horizontal_20_Line"/>
      <text:h text:style-name="Heading_20_1" text:outline-level="1"><text:soft-page-break/>? Prossimi step (secondo documento)</text:h>
      <text:list xml:id="list867568466117760204" text:style-name="L7">
        <text:list-item>
          <text:p text:style-name="P7">CreateUser</text:p>
        </text:list-item>
        <text:list-item>
          <text:p text:style-name="P7">CreateHome</text:p>
        </text:list-item>
        <text:list-item>
          <text:p text:style-name="P7">JoinHome</text:p>
        </text:list-item>
        <text:list-item>
          <text:p text:style-name="P7">UpdateDailyStatus</text:p>
        </text:list-item>
        <text:list-item>
          <text:p text:style-name="P7">ActivityEvent</text:p>
        </text:list-item>
        <text:list-item>
          <text:p text:style-name="P7">Calcolo HomePulse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12-11T21:24:50.36</meta:creation-date>
    <meta:document-statistic meta:table-count="1" meta:image-count="0" meta:object-count="0" meta:page-count="3" meta:paragraph-count="71" meta:word-count="254" meta:character-count="1513"/>
    <dc:date>2025-12-11T21:25:14.30</dc:date>
    <meta:editing-duration>PT24S</meta:editing-duration>
    <meta:editing-cycles>1</meta:editing-cycles>
    <meta:generator>OpenOffice/4.1.16$Win32 OpenOffice.org_project/4116m3$Build-9816</meta:generator>
  </office:meta>
</office:document-meta>
</file>